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 fo:line-height="114%" fo:padding="0in" fo:border="none"/>
    </style:style>
    <style:style style:name="P2" style:family="paragraph" style:parent-style-name="Standard">
      <style:paragraph-properties fo:margin-top="0in" fo:margin-bottom="0.0835in" loext:contextual-spacing="false" fo:line-height="114%" fo:padding="0in" fo:border="none"/>
    </style:style>
    <style:style style:name="P3" style:family="paragraph" style:parent-style-name="Standard" style:list-style-name="WWNum1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4" style:family="paragraph" style:parent-style-name="Standard" style:list-style-name="WWNum1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5" style:family="paragraph" style:parent-style-name="Standard" style:list-style-name="WWNum18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6" style:family="paragraph" style:parent-style-name="Standard" style:list-style-name="WWNum18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7" style:family="paragraph" style:parent-style-name="Standard" style:list-style-name="WWNum38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8" style:family="paragraph" style:parent-style-name="Standard" style:list-style-name="WWNum38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9" style:family="paragraph" style:parent-style-name="Standard" style:list-style-name="WWNum45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0" style:family="paragraph" style:parent-style-name="Standard" style:list-style-name="WWNum45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1" style:family="paragraph" style:parent-style-name="Standard" style:list-style-name="WWNum9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2" style:family="paragraph" style:parent-style-name="Standard" style:list-style-name="WWNum9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3" style:family="paragraph" style:parent-style-name="Standard" style:list-style-name="WWNum15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4" style:family="paragraph" style:parent-style-name="Standard" style:list-style-name="WWNum15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5" style:family="paragraph" style:parent-style-name="Standard" style:list-style-name="WWNum16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6" style:family="paragraph" style:parent-style-name="Standard" style:list-style-name="WWNum16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7" style:family="paragraph" style:parent-style-name="Standard" style:list-style-name="WWNum20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8" style:family="paragraph" style:parent-style-name="Standard" style:list-style-name="WWNum20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9" style:family="paragraph" style:parent-style-name="Standard" style:list-style-name="WWNum21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20" style:family="paragraph" style:parent-style-name="Standard" style:list-style-name="WWNum21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21" style:family="paragraph" style:parent-style-name="Standard" style:list-style-name="WWNum23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22" style:family="paragraph" style:parent-style-name="Standard" style:list-style-name="WWNum23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23" style:family="paragraph" style:parent-style-name="Standard" style:list-style-name="WWNum27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24" style:family="paragraph" style:parent-style-name="Standard" style:list-style-name="WWNum27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25" style:family="paragraph" style:parent-style-name="Standard" style:list-style-name="WWNum29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26" style:family="paragraph" style:parent-style-name="Standard" style:list-style-name="WWNum29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27" style:family="paragraph" style:parent-style-name="Standard" style:list-style-name="WWNum30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28" style:family="paragraph" style:parent-style-name="Standard" style:list-style-name="WWNum30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29" style:family="paragraph" style:parent-style-name="Standard" style:list-style-name="WWNum31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30" style:family="paragraph" style:parent-style-name="Standard" style:list-style-name="WWNum31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31" style:family="paragraph" style:parent-style-name="Standard" style:list-style-name="WWNum32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32" style:family="paragraph" style:parent-style-name="Standard" style:list-style-name="WWNum32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33" style:family="paragraph" style:parent-style-name="Standard" style:list-style-name="WWNum1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34" style:family="paragraph" style:parent-style-name="Standard" style:list-style-name="WWNum15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35" style:family="paragraph" style:parent-style-name="Standard" style:list-style-name="WWNum20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36" style:family="paragraph" style:parent-style-name="Standard" style:list-style-name="WWNum21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37" style:family="paragraph" style:parent-style-name="Standard" style:list-style-name="WWNum23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38" style:family="paragraph" style:parent-style-name="Standard" style:list-style-name="WWNum27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39" style:family="paragraph" style:parent-style-name="Standard" style:list-style-name="WWNum29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40" style:family="paragraph" style:parent-style-name="Standard" style:list-style-name="WWNum30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41" style:family="paragraph" style:parent-style-name="Standard" style:list-style-name="WWNum31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42" style:family="paragraph" style:parent-style-name="Standard" style:list-style-name="WWNum32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43" style:family="paragraph" style:parent-style-name="Standard" style:list-style-name="WWNum33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44" style:family="paragraph" style:parent-style-name="Standard" style:list-style-name="WWNum33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45" style:family="paragraph" style:parent-style-name="Standard" style:list-style-name="WWNum34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46" style:family="paragraph" style:parent-style-name="Standard" style:list-style-name="WWNum34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47" style:family="paragraph" style:parent-style-name="Standard" style:list-style-name="WWNum35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48" style:family="paragraph" style:parent-style-name="Standard" style:list-style-name="WWNum35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49" style:family="paragraph" style:parent-style-name="Standard" style:list-style-name="WWNum36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50" style:family="paragraph" style:parent-style-name="Standard" style:list-style-name="WWNum36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51" style:family="paragraph" style:parent-style-name="Standard" style:list-style-name="WWNum37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52" style:family="paragraph" style:parent-style-name="Standard" style:list-style-name="WWNum37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53" style:family="paragraph" style:parent-style-name="Standard" style:list-style-name="WWNum39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54" style:family="paragraph" style:parent-style-name="Standard" style:list-style-name="WWNum40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55" style:family="paragraph" style:parent-style-name="Standard" style:list-style-name="WWNum40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56" style:family="paragraph" style:parent-style-name="Standard" style:list-style-name="WWNum41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57" style:family="paragraph" style:parent-style-name="Standard" style:list-style-name="WWNum41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58" style:family="paragraph" style:parent-style-name="Standard" style:list-style-name="WWNum42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59" style:family="paragraph" style:parent-style-name="Standard" style:list-style-name="WWNum43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60" style:family="paragraph" style:parent-style-name="Standard" style:list-style-name="WWNum2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61" style:family="paragraph" style:parent-style-name="Standard" style:list-style-name="WWNum3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62" style:family="paragraph" style:parent-style-name="Standard" style:list-style-name="WWNum3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63" style:family="paragraph" style:parent-style-name="Standard" style:list-style-name="WWNum4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64" style:family="paragraph" style:parent-style-name="Standard" style:list-style-name="WWNum4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65" style:family="paragraph" style:parent-style-name="Standard" style:list-style-name="WWNum5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66" style:family="paragraph" style:parent-style-name="Standard" style:list-style-name="WWNum5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67" style:family="paragraph" style:parent-style-name="Standard" style:list-style-name="WWNum6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68" style:family="paragraph" style:parent-style-name="Standard" style:list-style-name="WWNum7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69" style:family="paragraph" style:parent-style-name="Standard" style:list-style-name="WWNum10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70" style:family="paragraph" style:parent-style-name="Standard" style:list-style-name="WWNum11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71" style:family="paragraph" style:parent-style-name="Standard" style:list-style-name="WWNum11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72" style:family="paragraph" style:parent-style-name="Standard" style:list-style-name="WWNum12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73" style:family="paragraph" style:parent-style-name="Standard" style:list-style-name="WWNum12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74" style:family="paragraph" style:parent-style-name="Standard" style:list-style-name="WWNum13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75" style:family="paragraph" style:parent-style-name="Standard" style:list-style-name="WWNum13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76" style:family="paragraph" style:parent-style-name="Standard" style:list-style-name="WWNum17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77" style:family="paragraph" style:parent-style-name="Standard" style:list-style-name="WWNum17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78" style:family="paragraph" style:parent-style-name="Standard" style:list-style-name="WWNum19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79" style:family="paragraph" style:parent-style-name="Standard" style:list-style-name="WWNum19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80" style:family="paragraph" style:parent-style-name="Standard" style:list-style-name="WWNum22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81" style:family="paragraph" style:parent-style-name="Standard" style:list-style-name="WWNum22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82" style:family="paragraph" style:parent-style-name="Standard" style:list-style-name="WWNum24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83" style:family="paragraph" style:parent-style-name="Standard" style:list-style-name="WWNum24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84" style:family="paragraph" style:parent-style-name="Standard" style:list-style-name="WWNum25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85" style:family="paragraph" style:parent-style-name="Standard" style:list-style-name="WWNum25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86" style:family="paragraph" style:parent-style-name="Standard" style:list-style-name="WWNum26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87" style:family="paragraph" style:parent-style-name="Standard" style:list-style-name="WWNum28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88" style:family="paragraph" style:parent-style-name="Standard" style:list-style-name="WWNum28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89" style:family="paragraph" style:parent-style-name="Standard" style:list-style-name="WWNum37">
      <style:paragraph-properties fo:margin-left="0.6043in" fo:margin-right="0in" fo:margin-top="0in" fo:margin-bottom="0.0835in" loext:contextual-spacing="false" fo:line-height="114%" fo:text-indent="-0.25in" style:auto-text-indent="false" fo:padding="0in" fo:border="none"/>
    </style:style>
    <style:style style:name="P90" style:family="paragraph" style:parent-style-name="Standard" style:list-style-name="WWNum44">
      <style:paragraph-properties fo:margin-left="0.6043in" fo:margin-right="0in" fo:margin-top="0in" fo:margin-bottom="0.0835in" loext:contextual-spacing="false" fo:line-height="114%" fo:text-indent="-0.25in" style:auto-text-indent="false" fo:padding="0in" fo:border="none"/>
    </style:style>
    <style:style style:name="P91" style:family="paragraph" style:parent-style-name="Standard" style:list-style-name="WWNum8">
      <style:paragraph-properties fo:margin-left="0.6043in" fo:margin-right="0in" fo:margin-top="0in" fo:margin-bottom="0.0835in" loext:contextual-spacing="false" fo:line-height="114%" fo:text-indent="-0.25in" style:auto-text-indent="false" fo:padding="0in" fo:border="none"/>
    </style:style>
    <style:style style:name="P92" style:family="paragraph" style:parent-style-name="Standard" style:list-style-name="WWNum14">
      <style:paragraph-properties fo:margin-left="0.6043in" fo:margin-right="0in" fo:margin-top="0in" fo:margin-bottom="0.0835in" loext:contextual-spacing="false" fo:line-height="114%" fo:text-indent="-0.25in" style:auto-text-indent="false" fo:padding="0in" fo:border="none"/>
    </style:style>
    <style:style style:name="P93" style:family="paragraph" style:parent-style-name="Standard" style:list-style-name="WWNum19">
      <style:paragraph-properties fo:margin-left="0.6043in" fo:margin-right="0in" fo:margin-top="0in" fo:margin-bottom="0.0835in" loext:contextual-spacing="false" fo:line-height="114%" fo:text-indent="-0.25in" style:auto-text-indent="false" fo:padding="0in" fo:border="none"/>
    </style:style>
    <style:style style:name="P94" style:family="paragraph" style:parent-style-name="Standard">
      <style:paragraph-properties fo:margin-top="0.0835in" fo:margin-bottom="0.0835in" loext:contextual-spacing="false" fo:line-height="114%" fo:padding="0in" fo:border="none"/>
    </style:style>
    <style:style style:name="P95" style:family="paragraph" style:parent-style-name="Standard">
      <style:paragraph-properties fo:margin-top="0.0835in" fo:margin-bottom="0.1665in" loext:contextual-spacing="false" fo:line-height="114%" fo:padding="0in" fo:border="none"/>
    </style:style>
    <style:style style:name="P96" style:family="paragraph" style:parent-style-name="Heading_20_1" style:master-page-name="Standard">
      <style:paragraph-properties fo:margin-top="0in" fo:margin-bottom="0.0835in" loext:contextual-spacing="false" fo:line-height="114%" style:page-number="1" fo:padding="0in" fo:border="none"/>
    </style:style>
    <style:style style:name="P97" style:family="paragraph" style:parent-style-name="Heading_20_2">
      <style:paragraph-properties fo:margin-top="0in" fo:margin-bottom="0.0835in" loext:contextual-spacing="false" fo:line-height="114%" fo:padding="0in" fo:border="none"/>
    </style:style>
    <style:style style:name="P98" style:family="paragraph" style:parent-style-name="Heading_20_2">
      <style:paragraph-properties fo:margin-top="0.0835in" fo:margin-bottom="0.0835in" loext:contextual-spacing="false" fo:line-height="114%" fo:padding="0in" fo:border="none"/>
    </style:style>
    <style:style style:name="T1" style:family="text">
      <style:text-properties fo:color="#1b1c1d" style:font-name="Google Sans" fo:font-size="16pt" fo:font-style="normal" fo:font-weight="bold" style:font-name-asian="Google Sans1" style:font-size-asian="16pt" style:font-style-asian="normal" style:font-weight-asian="bold" style:font-name-complex="Google Sans1" style:font-size-complex="16pt"/>
    </style:style>
    <style:style style:name="T2" style:family="text">
      <style:text-properties fo:color="#1b1c1d" style:font-name="Google Sans" fo:font-size="15pt" fo:font-style="normal" fo:font-weight="bold" style:font-name-asian="Google Sans1" style:font-size-asian="15pt" style:font-style-asian="normal" style:font-weight-asian="bold" style:font-name-complex="Google Sans1" style:font-size-complex="15pt"/>
    </style:style>
    <style:style style:name="T3" style:family="text">
      <style:text-properties fo:color="#1b1c1d" style:font-name="Google Sans Text" fo:font-size="12pt" fo:font-style="normal" style:font-name-asian="Google Sans Text1" style:font-size-asian="12pt" style:font-style-asian="normal" style:font-name-complex="Google Sans Text1" style:font-size-complex="12pt"/>
    </style:style>
    <style:style style:name="T4" style:family="text">
      <style:text-properties fo:color="#1b1c1d" style:font-name="Google Sans Text" fo:font-size="12pt" fo:font-style="normal" fo:font-weight="bold" style:font-name-asian="Google Sans Text1" style:font-size-asian="12pt" style:font-style-asian="normal" style:font-weight-asian="bold" style:font-name-complex="Google Sans Text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<text:span text:style-name="T1">React Frontend Design: Laboratory Services Marketplace</text:span></text:p>
      <text:p text:style-name="P1"><text:span text:style-name="T3">This document outlines a frontend architecture and design strategy for a React-based marketplace connecting customers with laboratories.</text:span></text:p>
      <text:p text:style-name="P97"><text:span text:style-name="T2">1. Core Objectives &amp; User Roles</text:span></text:p>
      <text:p text:style-name="P2"><text:span text:style-name="T3">Before diving into components, it's crucial to define the primary goals and user types:</text:span></text:p>
      <text:list xml:id="list1592740136" text:style-name="WWNum1">
        <text:list-item>
          <text:p text:style-name="P3"><text:span text:style-name="T4">Customers/Clients:</text:span><text:span text:style-name="T3"> Users seeking lab services. Their primary goals are to easily find relevant services, compare labs, request quotes, place orders, track progress, and manage their service history.</text:span></text:p>
        </text:list-item>
        <text:list-item>
          <text:p text:style-name="P3"><text:span text:style-name="T4">Laboratories:</text:span><text:span text:style-name="T3"> Service providers. Their goals are to list their services, manage their profiles, receive and respond to quote requests, manage orders, communicate with clients, and track their service fulfillment.</text:span></text:p>
        </text:list-item>
        <text:list-item>
          <text:p text:style-name="P33"><text:span text:style-name="T4">Administrators (Potentially):</text:span><text:span text:style-name="T3"> Users who manage the platform, oversee transactions, manage users, and handle disputes. (While this doc focuses on client/lab frontend, admin panel considerations might influence overall architecture).</text:span></text:p>
        </text:list-item>
      </text:list>
      <text:p text:style-name="P98"><text:span text:style-name="T2">2. Key User Flows &amp; Pages</text:span></text:p>
      <text:p text:style-name="P1"><text:span text:style-name="T3">Based on the objectives, we can identify essential user flows and the corresponding pages/views:</text:span></text:p>
      <text:p text:style-name="P2"><text:span text:style-name="T4">A. General/Public Pages:</text:span></text:p>
      <text:list xml:id="list1711885736" text:style-name="WWNum18">
        <text:list-item>
          <text:p text:style-name="P5"><text:span text:style-name="T4">Homepage:</text:span></text:p>
        </text:list-item>
      </text:list>
      <text:list xml:id="list1659679600" text:style-name="WWNum33">
        <text:list-item>
          <text:list>
            <text:list-item>
              <text:p text:style-name="P43"><text:span text:style-name="T3">Hero section with a clear value proposition.</text:span></text:p>
            </text:list-item>
            <text:list-item>
              <text:p text:style-name="P43"><text:span text:style-name="T3">Search bar for services or labs.</text:span></text:p>
            </text:list-item>
            <text:list-item>
              <text:p text:style-name="P43"><text:span text:style-name="T3">Browse by service category (e.g., "Chromatography," "Composition Analysis").</text:span></text:p>
            </text:list-item>
            <text:list-item>
              <text:p text:style-name="P43"><text:span text:style-name="T3">Featured labs or popular services.</text:span></text:p>
            </text:list-item>
            <text:list-item>
              <text:p text:style-name="P43"><text:span text:style-name="T3">How it works section.</text:span></text:p>
            </text:list-item>
            <text:list-item>
              <text:p text:style-name="P43"><text:span text:style-name="T3">Call to actions (Sign Up/Login).</text:span></text:p>
            </text:list-item>
          </text:list>
        </text:list-item>
      </text:list>
      <text:list xml:id="list212638549753491" text:continue-list="list1711885736" text:style-name="WWNum18">
        <text:list-item>
          <text:p text:style-name="P5"><text:span text:style-name="T4">Service Listing Page (Search Results/Browse Category):</text:span></text:p>
        </text:list-item>
      </text:list>
      <text:list xml:id="list494600015" text:style-name="WWNum34">
        <text:list-item>
          <text:list>
            <text:list-item>
              <text:p text:style-name="P45"><text:span text:style-name="T3">List of services/labs matching criteria.</text:span></text:p>
            </text:list-item>
            <text:list-item>
              <text:p text:style-name="P45"><text:span text:style-name="T3">Advanced filtering (price range, location, lab ratings, specific techniques).</text:span></text:p>
            </text:list-item>
            <text:list-item>
              <text:p text:style-name="P45"><text:soft-page-break/><text:span text:style-name="T3">Sorting options (relevance, price, rating).</text:span></text:p>
            </text:list-item>
            <text:list-item>
              <text:p text:style-name="P45"><text:span text:style-name="T3">Card-based display for each service/lab with key info (name, brief description, price estimate, rating).</text:span></text:p>
            </text:list-item>
          </text:list>
        </text:list-item>
      </text:list>
      <text:list xml:id="list212639567410737" text:continue-list="list212638549753491" text:style-name="WWNum18">
        <text:list-item>
          <text:p text:style-name="P5"><text:span text:style-name="T4">Service Detail Page:</text:span></text:p>
        </text:list-item>
      </text:list>
      <text:list xml:id="list2401546235" text:style-name="WWNum35">
        <text:list-item>
          <text:list>
            <text:list-item>
              <text:p text:style-name="P47"><text:span text:style-name="T3">Detailed description of the service (e.g., "Fatty Acid Composition Analysis").</text:span></text:p>
            </text:list-item>
            <text:list-item>
              <text:p text:style-name="P47"><text:span text:style-name="T3">Information about the specific methodology, sample requirements, turnaround time.</text:span></text:p>
            </text:list-item>
            <text:list-item>
              <text:p text:style-name="P47"><text:span text:style-name="T3">Pricing details (if fixed) or "Request Quote" option.</text:span></text:p>
            </text:list-item>
            <text:list-item>
              <text:p text:style-name="P47"><text:span text:style-name="T3">Lab profile summary offering the service.</text:span></text:p>
            </text:list-item>
            <text:list-item>
              <text:p text:style-name="P47"><text:span text:style-name="T3">Customer reviews and ratings for this service/lab.</text:span></text:p>
            </text:list-item>
          </text:list>
        </text:list-item>
      </text:list>
      <text:list xml:id="list212638258007198" text:continue-list="list212639567410737" text:style-name="WWNum18">
        <text:list-item>
          <text:p text:style-name="P5"><text:span text:style-name="T4">Lab Profile Page:</text:span></text:p>
        </text:list-item>
      </text:list>
      <text:list xml:id="list2269536174" text:style-name="WWNum36">
        <text:list-item>
          <text:list>
            <text:list-item>
              <text:p text:style-name="P49"><text:span text:style-name="T3">Lab name, logo, description, certifications, accreditations.</text:span></text:p>
            </text:list-item>
            <text:list-item>
              <text:p text:style-name="P49"><text:span text:style-name="T3">List of all services offered by the lab.</text:span></text:p>
            </text:list-item>
            <text:list-item>
              <text:p text:style-name="P49"><text:span text:style-name="T3">Contact information, location.</text:span></text:p>
            </text:list-item>
            <text:list-item>
              <text:p text:style-name="P49"><text:span text:style-name="T3">Overall lab ratings and reviews.</text:span></text:p>
            </text:list-item>
          </text:list>
        </text:list-item>
      </text:list>
      <text:list xml:id="list212638281045083" text:continue-list="list212638258007198" text:style-name="WWNum18">
        <text:list-item>
          <text:p text:style-name="P5"><text:span text:style-name="T4">Authentication Pages:</text:span></text:p>
        </text:list-item>
      </text:list>
      <text:list xml:id="list1314316125" text:style-name="WWNum37">
        <text:list-item>
          <text:list>
            <text:list-item>
              <text:p text:style-name="P51"><text:span text:style-name="T3">Login (Email/Password, Social Logins).</text:span></text:p>
            </text:list-item>
            <text:list-item>
              <text:p text:style-name="P51"><text:span text:style-name="T3">Sign Up (Separate forms for Client and Lab, or a unified form with role selection).</text:span></text:p>
            </text:list-item>
            <text:list-item>
              <text:p text:style-name="P89"><text:span text:style-name="T3">Forgot Password/Password Reset.</text:span></text:p>
            </text:list-item>
          </text:list>
        </text:list-item>
      </text:list>
      <text:p text:style-name="P94"><text:span text:style-name="T4">B. Customer-Specific Pages (Dashboard):</text:span></text:p>
      <text:list xml:id="list350215355" text:style-name="WWNum38">
        <text:list-item>
          <text:p text:style-name="P7"><text:span text:style-name="T4">Dashboard Overview:</text:span></text:p>
        </text:list-item>
      </text:list>
      <text:list xml:id="list4028420884" text:style-name="WWNum39">
        <text:list-item>
          <text:list>
            <text:list-item>
              <text:p text:style-name="P53"><text:span text:style-name="T3">Summary of active orders, recent messages, pending quotes.</text:span></text:p>
            </text:list-item>
          </text:list>
        </text:list-item>
      </text:list>
      <text:list xml:id="list212639449761437" text:continue-list="list350215355" text:style-name="WWNum38">
        <text:list-item>
          <text:p text:style-name="P7"><text:span text:style-name="T4">My Orders:</text:span></text:p>
        </text:list-item>
      </text:list>
      <text:list xml:id="list824015253" text:style-name="WWNum40">
        <text:list-item>
          <text:list>
            <text:list-item>
              <text:p text:style-name="P54"><text:soft-page-break/><text:span text:style-name="T3">List of all past and current orders.</text:span></text:p>
            </text:list-item>
            <text:list-item>
              <text:p text:style-name="P54"><text:span text:style-name="T3">Order status tracking (e.g., Sample Received, In Progress, Analysis Complete, Report Sent).</text:span></text:p>
            </text:list-item>
            <text:list-item>
              <text:p text:style-name="P54"><text:span text:style-name="T3">View order details, download reports/results.</text:span></text:p>
            </text:list-item>
          </text:list>
        </text:list-item>
      </text:list>
      <text:list xml:id="list212639490539397" text:continue-list="list212639449761437" text:style-name="WWNum38">
        <text:list-item>
          <text:p text:style-name="P7"><text:span text:style-name="T4">My Quotes:</text:span></text:p>
        </text:list-item>
      </text:list>
      <text:list xml:id="list891167397" text:style-name="WWNum41">
        <text:list-item>
          <text:list>
            <text:list-item>
              <text:p text:style-name="P56"><text:span text:style-name="T3">List of requested and received quotes.</text:span></text:p>
            </text:list-item>
            <text:list-item>
              <text:p text:style-name="P56"><text:span text:style-name="T3">Ability to accept or reject quotes.</text:span></text:p>
            </text:list-item>
          </text:list>
        </text:list-item>
      </text:list>
      <text:list xml:id="list212637830786978" text:continue-list="list212639490539397" text:style-name="WWNum38">
        <text:list-item>
          <text:p text:style-name="P7"><text:span text:style-name="T4">Messages:</text:span></text:p>
        </text:list-item>
      </text:list>
      <text:list xml:id="list544595816" text:style-name="WWNum42">
        <text:list-item>
          <text:list>
            <text:list-item>
              <text:p text:style-name="P58"><text:span text:style-name="T3">Inbox for communication with labs.</text:span></text:p>
            </text:list-item>
          </text:list>
        </text:list-item>
      </text:list>
      <text:list xml:id="list212638144640174" text:continue-list="list212637830786978" text:style-name="WWNum38">
        <text:list-item>
          <text:p text:style-name="P7"><text:span text:style-name="T4">Profile Management:</text:span></text:p>
        </text:list-item>
      </text:list>
      <text:list xml:id="list4285501665" text:style-name="WWNum43">
        <text:list-item>
          <text:list>
            <text:list-item>
              <text:p text:style-name="P59"><text:span text:style-name="T3">Edit personal/company details, payment methods.</text:span></text:p>
            </text:list-item>
          </text:list>
        </text:list-item>
      </text:list>
      <text:list xml:id="list212639198535089" text:continue-list="list212638144640174" text:style-name="WWNum38">
        <text:list-item>
          <text:p text:style-name="P7"><text:span text:style-name="T4">Saved Labs/Services:</text:span></text:p>
        </text:list-item>
      </text:list>
      <text:list xml:id="list2029904504" text:style-name="WWNum44">
        <text:list-item>
          <text:list>
            <text:list-item>
              <text:p text:style-name="P90"><text:span text:style-name="T3">Wishlist functionality.</text:span></text:p>
            </text:list-item>
          </text:list>
        </text:list-item>
      </text:list>
      <text:p text:style-name="P94"><text:span text:style-name="T4">C. Laboratory-Specific Pages (Dashboard):</text:span></text:p>
      <text:list xml:id="list1765185389" text:style-name="WWNum45">
        <text:list-item>
          <text:p text:style-name="P9"><text:span text:style-name="T4">Dashboard Overview:</text:span></text:p>
        </text:list-item>
      </text:list>
      <text:list xml:id="list1965955483" text:style-name="WWNum2">
        <text:list-item>
          <text:list>
            <text:list-item>
              <text:p text:style-name="P60"><text:span text:style-name="T3">Summary of new quote requests, active orders, new messages.</text:span></text:p>
            </text:list-item>
          </text:list>
        </text:list-item>
      </text:list>
      <text:list xml:id="list212638319519057" text:continue-list="list1765185389" text:style-name="WWNum45">
        <text:list-item>
          <text:p text:style-name="P9"><text:span text:style-name="T4">Service Management:</text:span></text:p>
        </text:list-item>
      </text:list>
      <text:list xml:id="list4280687333" text:style-name="WWNum3">
        <text:list-item>
          <text:list>
            <text:list-item>
              <text:p text:style-name="P61"><text:span text:style-name="T3">Add, edit, or remove service listings.</text:span></text:p>
            </text:list-item>
            <text:list-item>
              <text:p text:style-name="P61"><text:span text:style-name="T3">Define service details, pricing (fixed or quote-based), turnaround times.</text:span></text:p>
            </text:list-item>
          </text:list>
        </text:list-item>
      </text:list>
      <text:list xml:id="list212639705011532" text:continue-list="list212638319519057" text:style-name="WWNum45">
        <text:list-item>
          <text:p text:style-name="P9"><text:span text:style-name="T4">Quote Management:</text:span></text:p>
        </text:list-item>
      </text:list>
      <text:list xml:id="list348933254" text:style-name="WWNum4">
        <text:list-item>
          <text:list>
            <text:list-item>
              <text:p text:style-name="P63"><text:span text:style-name="T3">View and respond to quote requests from clients.</text:span></text:p>
            </text:list-item>
            <text:list-item>
              <text:p text:style-name="P63"><text:span text:style-name="T3">Create and send detailed quotes.</text:span></text:p>
            </text:list-item>
          </text:list>
        </text:list-item>
      </text:list>
      <text:list xml:id="list212638757057076" text:continue-list="list212639705011532" text:style-name="WWNum45">
        <text:list-item>
          <text:p text:style-name="P9"><text:soft-page-break/><text:span text:style-name="T4">Order Management:</text:span></text:p>
        </text:list-item>
      </text:list>
      <text:list xml:id="list2842465070" text:style-name="WWNum5">
        <text:list-item>
          <text:list>
            <text:list-item>
              <text:p text:style-name="P65"><text:span text:style-name="T3">Track and update the status of orders.</text:span></text:p>
            </text:list-item>
            <text:list-item>
              <text:p text:style-name="P65"><text:span text:style-name="T3">Upload results/reports for clients.</text:span></text:p>
            </text:list-item>
          </text:list>
        </text:list-item>
      </text:list>
      <text:list xml:id="list212639182988379" text:continue-list="list212638757057076" text:style-name="WWNum45">
        <text:list-item>
          <text:p text:style-name="P9"><text:span text:style-name="T4">Messages:</text:span></text:p>
        </text:list-item>
      </text:list>
      <text:list xml:id="list1757342470" text:style-name="WWNum6">
        <text:list-item>
          <text:list>
            <text:list-item>
              <text:p text:style-name="P67"><text:span text:style-name="T3">Inbox for communication with clients.</text:span></text:p>
            </text:list-item>
          </text:list>
        </text:list-item>
      </text:list>
      <text:list xml:id="list212638158864875" text:continue-list="list212639182988379" text:style-name="WWNum45">
        <text:list-item>
          <text:p text:style-name="P9"><text:span text:style-name="T4">Profile Management:</text:span></text:p>
        </text:list-item>
      </text:list>
      <text:list xml:id="list4284407477" text:style-name="WWNum7">
        <text:list-item>
          <text:list>
            <text:list-item>
              <text:p text:style-name="P68"><text:span text:style-name="T3">Edit lab details, certifications, services offered.</text:span></text:p>
            </text:list-item>
          </text:list>
        </text:list-item>
      </text:list>
      <text:list xml:id="list212639364728166" text:continue-list="list212638158864875" text:style-name="WWNum45">
        <text:list-item>
          <text:p text:style-name="P9"><text:span text:style-name="T4">Payouts/Earnings:</text:span></text:p>
        </text:list-item>
      </text:list>
      <text:list xml:id="list3162560169" text:style-name="WWNum8">
        <text:list-item>
          <text:list>
            <text:list-item>
              <text:p text:style-name="P91"><text:span text:style-name="T3">View transaction history and earnings.</text:span></text:p>
            </text:list-item>
          </text:list>
        </text:list-item>
      </text:list>
      <text:p text:style-name="P98"><text:span text:style-name="T2">3. Component-Based Architecture</text:span></text:p>
      <text:p text:style-name="P1"><text:span text:style-name="T3">A well-structured component hierarchy is key in React. Think in terms of reusable UI elements and container components that manage logic and data.</text:span></text:p>
      <text:p text:style-name="P1"><text:span text:style-name="T4">A. Atomic Design Principles (Conceptual):</text:span></text:p>
      <text:p text:style-name="P2"><text:span text:style-name="T3">While not strictly needing to implement Atomic Design, thinking in its terms can be helpful:</text:span></text:p>
      <text:list xml:id="list2752328719" text:style-name="WWNum9">
        <text:list-item>
          <text:p text:style-name="P11"><text:span text:style-name="T4">Atoms:</text:span><text:span text:style-name="T3"> Basic HTML elements styled (Buttons, Inputs, Labels, Avatars).</text:span></text:p>
        </text:list-item>
      </text:list>
      <text:list xml:id="list991048647" text:style-name="WWNum10">
        <text:list-item>
          <text:list>
            <text:list-item>
              <text:p text:style-name="P69"><text:span text:style-name="T3">Button.jsx, Input.jsx, ServiceIcon.jsx</text:span></text:p>
            </text:list-item>
          </text:list>
        </text:list-item>
      </text:list>
      <text:list xml:id="list212638561682793" text:continue-list="list2752328719" text:style-name="WWNum9">
        <text:list-item>
          <text:p text:style-name="P11"><text:span text:style-name="T4">Molecules:</text:span><text:span text:style-name="T3"> Groups of atoms forming simple components (Search Bar, User Profile Snippet).</text:span></text:p>
        </text:list-item>
      </text:list>
      <text:list xml:id="list2085723892" text:style-name="WWNum11">
        <text:list-item>
          <text:list>
            <text:list-item>
              <text:p text:style-name="P70"><text:span text:style-name="T3">SearchBar.jsx (contains Input and Button)</text:span></text:p>
            </text:list-item>
            <text:list-item>
              <text:p text:style-name="P70"><text:span text:style-name="T3">ServiceCard.jsx (contains ServiceIcon, Text for name, Text for price)</text:span></text:p>
            </text:list-item>
          </text:list>
        </text:list-item>
      </text:list>
      <text:list xml:id="list212639096132905" text:continue-list="list212638561682793" text:style-name="WWNum9">
        <text:list-item>
          <text:p text:style-name="P11"><text:span text:style-name="T4">Organisms:</text:span><text:span text:style-name="T3"> More complex UI sections composed of molecules and/or atoms (Header, Service List, Order Form).</text:span></text:p>
        </text:list-item>
      </text:list>
      <text:list xml:id="list1566611667" text:style-name="WWNum12">
        <text:list-item>
          <text:list>
            <text:list-item>
              <text:p text:style-name="P72"><text:span text:style-name="T3">Header.jsx (contains Logo, NavigationLinks, SearchBar, UserProfileDropdown)</text:span></text:p>
            </text:list-item>
            <text:list-item>
              <text:p text:style-name="P72"><text:span text:style-name="T3">ServiceFilterPanel.jsx</text:span></text:p>
            </text:list-item>
            <text:list-item>
              <text:p text:style-name="P72"><text:soft-page-break/><text:span text:style-name="T3">ServiceListItem.jsx (used in ServiceList.jsx)</text:span></text:p>
            </text:list-item>
          </text:list>
        </text:list-item>
      </text:list>
      <text:list xml:id="list212638263183322" text:continue-list="list212639096132905" text:style-name="WWNum9">
        <text:list-item>
          <text:p text:style-name="P11"><text:span text:style-name="T4">Templates:</text:span><text:span text:style-name="T3"> Page-level structures that lay out organisms.</text:span></text:p>
        </text:list-item>
      </text:list>
      <text:list xml:id="list1754284025" text:style-name="WWNum13">
        <text:list-item>
          <text:list>
            <text:list-item>
              <text:p text:style-name="P74"><text:span text:style-name="T3">DashboardLayout.jsx (defines sidebar, main content area)</text:span></text:p>
            </text:list-item>
            <text:list-item>
              <text:p text:style-name="P74"><text:span text:style-name="T3">PublicPageLayout.jsx (defines header, footer, content area)</text:span></text:p>
            </text:list-item>
          </text:list>
        </text:list-item>
      </text:list>
      <text:list xml:id="list212638127373058" text:continue-list="list212638263183322" text:style-name="WWNum9">
        <text:list-item>
          <text:p text:style-name="P11"><text:span text:style-name="T4">Pages:</text:span><text:span text:style-name="T3"> Concrete instances of templates filled with actual content.</text:span></text:p>
        </text:list-item>
      </text:list>
      <text:list xml:id="list511470685" text:style-name="WWNum14">
        <text:list-item>
          <text:list>
            <text:list-item>
              <text:p text:style-name="P92"><text:span text:style-name="T3">HomePage.jsx, ServiceDetailPage.jsx, ClientDashboardPage.jsx</text:span></text:p>
            </text:list-item>
          </text:list>
        </text:list-item>
      </text:list>
      <text:p text:style-name="P94"><text:span text:style-name="T4">B. Key Reusable Components:</text:span></text:p>
      <text:list xml:id="list2686657559" text:style-name="WWNum15">
        <text:list-item>
          <text:p text:style-name="P13"><text:span text:style-name="T3">Navbar/Header: Consistent navigation.</text:span></text:p>
        </text:list-item>
        <text:list-item>
          <text:p text:style-name="P13"><text:span text:style-name="T3">Footer: Consistent footer.</text:span></text:p>
        </text:list-item>
        <text:list-item>
          <text:p text:style-name="P13"><text:span text:style-name="T3">ServiceCard: For displaying service summaries in listings.</text:span></text:p>
        </text:list-item>
        <text:list-item>
          <text:p text:style-name="P13"><text:span text:style-name="T3">LabCard: For displaying lab summaries.</text:span></text:p>
        </text:list-item>
        <text:list-item>
          <text:p text:style-name="P13"><text:span text:style-name="T3">ReviewCard: For displaying individual reviews.</text:span></text:p>
        </text:list-item>
        <text:list-item>
          <text:p text:style-name="P13"><text:span text:style-name="T3">RatingStars: For displaying star ratings.</text:span></text:p>
        </text:list-item>
        <text:list-item>
          <text:p text:style-name="P13"><text:span text:style-name="T3">Modal: For pop-ups (e.g., quote request, confirmation messages).</text:span></text:p>
        </text:list-item>
        <text:list-item>
          <text:p text:style-name="P13"><text:span text:style-name="T3">FormControls: Standardized input fields, select dropdowns, checkboxes with validation.</text:span></text:p>
        </text:list-item>
        <text:list-item>
          <text:p text:style-name="P13"><text:span text:style-name="T3">DataTable: For displaying lists of orders, quotes, etc., with sorting and pagination.</text:span></text:p>
        </text:list-item>
        <text:list-item>
          <text:p text:style-name="P13"><text:span text:style-name="T3">FileUpload: For labs to upload reports or clients to upload sample information.</text:span></text:p>
        </text:list-item>
        <text:list-item>
          <text:p text:style-name="P13"><text:span text:style-name="T3">ChatMessage / ChatInterface: For messaging.</text:span></text:p>
        </text:list-item>
        <text:list-item>
          <text:p text:style-name="P13"><text:span text:style-name="T3">LoadingSpinner / SkeletonLoader: For indicating loading states.</text:span></text:p>
        </text:list-item>
        <text:list-item>
          <text:p text:style-name="P34"><text:span text:style-name="T3">Notification: For displaying success/error messages.</text:span></text:p>
        </text:list-item>
      </text:list>
      <text:p text:style-name="P95"><text:span text:style-name="T4">C. Directory Structure (Example):</text:span></text:p>
      <text:p text:style-name="P1"><text:soft-page-break/><text:span text:style-name="T3">src/<text:line-break/>├── App.js <text:s text:c="15"/># Main application component, routing<text:line-break/>├── index.js <text:s text:c="13"/># Entry point<text:line-break/>├── assets/ <text:s text:c="14"/># Static assets (images, fonts)<text:line-break/>├── components/ <text:s text:c="10"/># Reusable UI components (atoms, molecules, organisms)<text:line-break/>│ <text:s text:c="2"/>├── common/ <text:s text:c="10"/># Very generic components (Button, Modal, Input)<text:line-break/>│ <text:s text:c="2"/>├── layout/ <text:s text:c="10"/># Layout components (Header, Footer, Sidebar)<text:line-break/>│ <text:s text:c="2"/>├── service/ <text:s text:c="9"/># Service-related components (ServiceCard, ServiceFilter)<text:line-break/>│ <text:s text:c="2"/>├── lab/ <text:s text:c="13"/># Lab-related components (LabCard, LabProfileView)<text:line-break/>│ <text:s text:c="2"/>├── order/ <text:s text:c="11"/># Order-related components (OrderForm, OrderStatusBadge)<text:line-break/>│ <text:s text:c="2"/>└── user/ <text:s text:c="12"/># User-specific components (ProfileForm, DashboardWidgets)<text:line-break/>├── pages/ <text:s text:c="15"/># Top-level page components (HomePage, ServiceDetailPage)<text:line-break/>├── contexts/ OR store/ <text:s text:c="2"/># State management (React Context or Redux/Zustand)<text:line-break/>│ <text:s text:c="2"/>├── AuthContext.js<text:line-break/>│ <text:s text:c="2"/>├── ServiceContext.js<text:line-break/>│ <text:s text:c="2"/>└── ...<text:line-break/>├── hooks/ <text:s text:c="15"/># Custom React hooks (useAuth, useForm, useAPI)<text:line-break/>├── services/ OR api/ <text:s text:c="4"/># API call definitions, data fetching logic<text:line-break/>├── routes/ <text:s text:c="14"/># Route definitions and protected routes<text:line-break/>├── styles/ <text:s text:c="14"/># Global styles, theme variables<text:line-break/>├── utils/ <text:s text:c="15"/># Utility functions (formatters, validators)<text:line-break/>└── config/ <text:s text:c="14"/># Configuration files (API endpoints, etc.)<text:line-break/></text:span></text:p>
      <text:p text:style-name="P97"><text:span text:style-name="T2">4. State Management</text:span></text:p>
      <text:p text:style-name="P2"><text:span text:style-name="T3">Choosing the right state management strategy is crucial.</text:span></text:p>
      <text:list xml:id="list2600364535" text:style-name="WWNum16">
        <text:list-item>
          <text:p text:style-name="P15"><text:span text:style-name="T4">Local Component State (useState, useReducer):</text:span><text:span text:style-name="T3"> For UI state specific to a single component (e.g., form input values, toggle states).</text:span></text:p>
        </text:list-item>
        <text:list-item>
          <text:p text:style-name="P15"><text:span text:style-name="T4">React Context API:</text:span><text:span text:style-name="T3"> Good for global state that doesn't change too frequently or needs to be accessed by many components at different levels (e.g., authentication status, user profile, theme).</text:span></text:p>
        </text:list-item>
      </text:list>
      <text:list xml:id="list1934928501" text:style-name="WWNum17">
        <text:list-item>
          <text:list>
            <text:list-item>
              <text:p text:style-name="P76"><text:span text:style-name="T3">AuthContext: Manages user authentication state, tokens.</text:span></text:p>
            </text:list-item>
            <text:list-item>
              <text:p text:style-name="P76"><text:span text:style-name="T3">UserContext: Stores logged-in user's profile information.</text:span></text:p>
            </text:list-item>
            <text:list-item>
              <text:p text:style-name="P76"><text:span text:style-name="T3">NotificationContext: Manages global notifications/alerts.</text:span></text:p>
            </text:list-item>
          </text:list>
        </text:list-item>
      </text:list>
      <text:list xml:id="list212638665337339" text:continue-list="list2600364535" text:style-name="WWNum16">
        <text:list-item>
          <text:p text:style-name="P15"><text:span text:style-name="T4">Dedicated State Management Libraries (Redux, Zustand, Jotai, Recoil):</text:span></text:p>
        </text:list-item>
      </text:list>
      <text:list xml:id="list1277902094" text:style-name="WWNum19">
        <text:list-item>
          <text:list>
            <text:list-item>
              <text:p text:style-name="P78"><text:span text:style-name="T4">Redux:</text:span><text:span text:style-name="T3"> Robust and well-established, good for complex applications with a lot of shared state and intricate data flows. Can have a steeper learning curve and more boilerplate.</text:span></text:p>
            </text:list-item>
            <text:list-item>
              <text:p text:style-name="P78"><text:span text:style-name="T4">Zustand:</text:span><text:span text:style-name="T3"> Simpler, more modern approach. Less boilerplate than Redux, often easier to pick up. Good for medium to large applications.</text:span></text:p>
            </text:list-item>
            <text:list-item>
              <text:p text:style-name="P93"><text:span text:style-name="T4">Jotai/Recoil:</text:span><text:span text:style-name="T3"> Atom-based state management. Can be very intuitive for certain state patterns.</text:span></text:p>
            </text:list-item>
          </text:list>
        </text:list-item>
      </text:list>
      <text:p text:style-name="P94"><text:span text:style-name="T4">Recommendation:</text:span></text:p>
      <text:list xml:id="list3026909820" text:style-name="WWNum20">
        <text:list-item>
          <text:p text:style-name="P17"><text:span text:style-name="T3">Start with useState/useReducer for local state.</text:span></text:p>
        </text:list-item>
        <text:list-item>
          <text:p text:style-name="P17"><text:span text:style-name="T3">Utilize React Context for global concerns like authentication and user data.</text:span></text:p>
        </text:list-item>
        <text:list-item>
          <text:p text:style-name="P35"><text:span text:style-name="T3">If the application grows significantly in complexity and you find prop-drilling or Context re-renders becoming an issue, then consider a library like Zustand or Redux. For a marketplace, Zustand often hits a sweet spot of power and simplicity.</text:span></text:p>
        </text:list-item>
      </text:list>
      <text:p text:style-name="P98"><text:span text:style-name="T2">5. UI/UX Considerations</text:span></text:p>
      <text:list xml:id="list1562045826" text:style-name="WWNum21">
        <text:list-item>
          <text:p text:style-name="P19"><text:span text:style-name="T4">Clear Navigation:</text:span><text:span text:style-name="T3"> Intuitive menus and breadcrumbs.</text:span></text:p>
        </text:list-item>
        <text:list-item>
          <text:p text:style-name="P19"><text:span text:style-name="T4">Powerful Search &amp; Filtering:</text:span><text:span text:style-name="T3"> Essential for users to find what they need. Make filters easily accessible and understandable.</text:span></text:p>
        </text:list-item>
        <text:list-item>
          <text:p text:style-name="P19"><text:span text:style-name="T4">Responsive Design:</text:span><text:span text:style-name="T3"> Ensure the platform works seamlessly on desktops, tablets, and mobile devices. Use a mobile-first approach.</text:span></text:p>
        </text:list-item>
        <text:list-item>
          <text:p text:style-name="P19"><text:span text:style-name="T4">Accessibility (a11y):</text:span><text:span text:style-name="T3"> Design for all users, including those with disabilities. Use semantic HTML, ARIA attributes, ensure keyboard navigability, and sufficient color contrast.</text:span></text:p>
        </text:list-item>
        <text:list-item>
          <text:p text:style-name="P19"><text:soft-page-break/><text:span text:style-name="T4">Performance:</text:span></text:p>
        </text:list-item>
      </text:list>
      <text:list xml:id="list2016599365" text:style-name="WWNum22">
        <text:list-item>
          <text:list>
            <text:list-item>
              <text:p text:style-name="P80"><text:span text:style-name="T3">Optimize images.</text:span></text:p>
            </text:list-item>
            <text:list-item>
              <text:p text:style-name="P80"><text:span text:style-name="T3">Code splitting (lazy loading routes/components).</text:span></text:p>
            </text:list-item>
            <text:list-item>
              <text:p text:style-name="P80"><text:span text:style-name="T3">Memoization (React.memo, useMemo, useCallback) where appropriate.</text:span></text:p>
            </text:list-item>
            <text:list-item>
              <text:p text:style-name="P80"><text:span text:style-name="T3">Efficient data fetching and state updates to prevent unnecessary re-renders.</text:span></text:p>
            </text:list-item>
          </text:list>
        </text:list-item>
      </text:list>
      <text:list xml:id="list212638800411786" text:continue-list="list1562045826" text:style-name="WWNum21">
        <text:list-item>
          <text:p text:style-name="P19"><text:span text:style-name="T4">Feedback &amp; Loading States:</text:span><text:span text:style-name="T3"> Provide clear visual feedback for user actions (e.g., button clicks, form submissions). Use loading indicators (spinners, skeleton screens) during data fetching.</text:span></text:p>
        </text:list-item>
        <text:list-item>
          <text:p text:style-name="P19"><text:span text:style-name="T4">Consistent Design Language:</text:span><text:span text:style-name="T3"> Use a consistent style guide (colors, typography, spacing, iconography) throughout the application. UI libraries like Material UI, Ant Design, or Tailwind CSS (with component libraries like Headless UI or DaisyUI) can help.</text:span></text:p>
        </text:list-item>
        <text:list-item>
          <text:p text:style-name="P19"><text:span text:style-name="T4">User-Centric Language:</text:span><text:span text:style-name="T3"> Use clear, concise, and jargon-free language.</text:span></text:p>
        </text:list-item>
        <text:list-item>
          <text:p text:style-name="P36"><text:span text:style-name="T4">Error Handling:</text:span><text:span text:style-name="T3"> Display user-friendly error messages and guide users on how to resolve issues.</text:span></text:p>
        </text:list-item>
      </text:list>
      <text:p text:style-name="P98"><text:span text:style-name="T2">6. Technology Stack &amp; Libraries (Frontend Focus)</text:span></text:p>
      <text:list xml:id="list2780061161" text:style-name="WWNum23">
        <text:list-item>
          <text:p text:style-name="P21"><text:span text:style-name="T4">Core:</text:span><text:span text:style-name="T3"> React, React DOM</text:span></text:p>
        </text:list-item>
        <text:list-item>
          <text:p text:style-name="P21"><text:span text:style-name="T4">Routing:</text:span><text:span text:style-name="T3"> React Router</text:span></text:p>
        </text:list-item>
        <text:list-item>
          <text:p text:style-name="P21"><text:span text:style-name="T4">Styling:</text:span></text:p>
        </text:list-item>
      </text:list>
      <text:list xml:id="list2906648190" text:style-name="WWNum24">
        <text:list-item>
          <text:list>
            <text:list-item>
              <text:p text:style-name="P82"><text:span text:style-name="T4">CSS-in-JS:</text:span><text:span text:style-name="T3"> Styled Components, Emotion</text:span></text:p>
            </text:list-item>
            <text:list-item>
              <text:p text:style-name="P82"><text:span text:style-name="T4">Utility-First CSS:</text:span><text:span text:style-name="T3"> Tailwind CSS</text:span></text:p>
            </text:list-item>
            <text:list-item>
              <text:p text:style-name="P82"><text:span text:style-name="T4">Component Libraries:</text:span><text:span text:style-name="T3"> Material UI, Ant Design, Chakra UI, Mantine (these often come with their own styling solutions)</text:span></text:p>
            </text:list-item>
          </text:list>
        </text:list-item>
      </text:list>
      <text:list xml:id="list212639483838291" text:continue-list="list2780061161" text:style-name="WWNum23">
        <text:list-item>
          <text:p text:style-name="P21"><text:span text:style-name="T4">State Management:</text:span><text:span text:style-name="T3"> React Context, Zustand, Redux Toolkit</text:span></text:p>
        </text:list-item>
        <text:list-item>
          <text:p text:style-name="P21"><text:span text:style-name="T4">Data Fetching/Caching:</text:span></text:p>
        </text:list-item>
      </text:list>
      <text:list xml:id="list3506605434" text:style-name="WWNum25">
        <text:list-item>
          <text:list>
            <text:list-item>
              <text:p text:style-name="P84"><text:span text:style-name="T3">fetch API or Axios</text:span></text:p>
            </text:list-item>
            <text:list-item>
              <text:p text:style-name="P84"><text:span text:style-name="T3">React Query (TanStack Query) or SWR (highly recommended for managing server state, caching, refetching)</text:span></text:p>
            </text:list-item>
          </text:list>
        </text:list-item>
      </text:list>
      <text:list xml:id="list212638684150697" text:continue-list="list212639483838291" text:style-name="WWNum23">
        <text:list-item>
          <text:p text:style-name="P21"><text:span text:style-name="T4">Form Handling:</text:span></text:p>
        </text:list-item>
      </text:list>
      <text:list xml:id="list2479391174" text:style-name="WWNum26">
        <text:list-item>
          <text:list>
            <text:list-item>
              <text:p text:style-name="P86"><text:soft-page-break/><text:span text:style-name="T3">React Hook Form or Formik (for complex forms with validation)</text:span></text:p>
            </text:list-item>
          </text:list>
        </text:list-item>
      </text:list>
      <text:list xml:id="list212638054315361" text:continue-list="list212638684150697" text:style-name="WWNum23">
        <text:list-item>
          <text:p text:style-name="P21"><text:span text:style-name="T4">Date Management:</text:span><text:span text:style-name="T3"> date-fns or Day.js</text:span></text:p>
        </text:list-item>
        <text:list-item>
          <text:p text:style-name="P21"><text:span text:style-name="T4">Icons:</text:span><text:span text:style-name="T3"> React Icons, Lucide Icons, or an icon set from your chosen UI library.</text:span></text:p>
        </text:list-item>
        <text:list-item>
          <text:p text:style-name="P21"><text:span text:style-name="T4">Testing:</text:span><text:span text:style-name="T3"> Jest, React Testing Library</text:span></text:p>
        </text:list-item>
        <text:list-item>
          <text:p text:style-name="P21"><text:span text:style-name="T4">Build Tool:</text:span><text:span text:style-name="T3"> Vite or Create React App (Vite is generally faster for development)</text:span></text:p>
        </text:list-item>
        <text:list-item>
          <text:p text:style-name="P37"><text:span text:style-name="T4">TypeScript (Recommended):</text:span><text:span text:style-name="T3"> For type safety and improved developer experience, especially in larger projects.</text:span></text:p>
        </text:list-item>
      </text:list>
      <text:p text:style-name="P98"><text:span text:style-name="T2">7. Key Feature Implementation Details (Examples)</text:span></text:p>
      <text:p text:style-name="P2"><text:span text:style-name="T4">A. Service Discovery (Search, Browse, Filter):</text:span></text:p>
      <text:list xml:id="list120276729" text:style-name="WWNum27">
        <text:list-item>
          <text:p text:style-name="P23"><text:span text:style-name="T4">Search Input:</text:span><text:span text:style-name="T3"> Debounced API calls to avoid excessive requests as the user types.</text:span></text:p>
        </text:list-item>
        <text:list-item>
          <text:p text:style-name="P23"><text:span text:style-name="T4">Filters:</text:span></text:p>
        </text:list-item>
      </text:list>
      <text:list xml:id="list3347227288" text:style-name="WWNum28">
        <text:list-item>
          <text:list>
            <text:list-item>
              <text:p text:style-name="P87"><text:span text:style-name="T3">State for selected filters (can be managed locally in the listing page or via URL query parameters for shareability).</text:span></text:p>
            </text:list-item>
            <text:list-item>
              <text:p text:style-name="P87"><text:span text:style-name="T3">Update API requests based on active filters.</text:span></text:p>
            </text:list-item>
            <text:list-item>
              <text:p text:style-name="P87"><text:span text:style-name="T3">Consider multi-select options, sliders for ranges (e.g., price).</text:span></text:p>
            </text:list-item>
          </text:list>
        </text:list-item>
      </text:list>
      <text:list xml:id="list212637785333564" text:continue-list="list120276729" text:style-name="WWNum27">
        <text:list-item>
          <text:p text:style-name="P38"><text:span text:style-name="T4">Results Display:</text:span><text:span text:style-name="T3"> Pagination or infinite scrolling.</text:span></text:p>
        </text:list-item>
      </text:list>
      <text:p text:style-name="P94"><text:span text:style-name="T4">B. Ordering &amp; Quoting System:</text:span></text:p>
      <text:list xml:id="list1010705176" text:style-name="WWNum29">
        <text:list-item>
          <text:p text:style-name="P25"><text:span text:style-name="T4">Request Quote Form:</text:span><text:span text:style-name="T3"> Client inputs project details, sample information.</text:span></text:p>
        </text:list-item>
        <text:list-item>
          <text:p text:style-name="P25"><text:span text:style-name="T4">Quote Creation (Lab side):</text:span><text:span text:style-name="T3"> Lab inputs pricing, terms, estimated turnaround.</text:span></text:p>
        </text:list-item>
        <text:list-item>
          <text:p text:style-name="P25"><text:span text:style-name="T4">Status Updates:</text:span><text:span text:style-name="T3"> Clear visual indicators for quote/order progression.</text:span></text:p>
        </text:list-item>
        <text:list-item>
          <text:p text:style-name="P39"><text:span text:style-name="T4">Communication:</text:span><text:span text:style-name="T3"> Integrated messaging or clear links to communication channels regarding specific quotes/orders.</text:span></text:p>
        </text:list-item>
      </text:list>
      <text:p text:style-name="P94"><text:span text:style-name="T4">C. User Dashboards:</text:span></text:p>
      <text:list xml:id="list1516324692" text:style-name="WWNum30">
        <text:list-item>
          <text:p text:style-name="P27"><text:span text:style-name="T3">Role-based rendering: Display different dashboard components and navigation based on whether the user is a client or a lab.</text:span></text:p>
        </text:list-item>
        <text:list-item>
          <text:p text:style-name="P27"><text:soft-page-break/><text:span text:style-name="T3">Widgets for quick summaries.</text:span></text:p>
        </text:list-item>
        <text:list-item>
          <text:p text:style-name="P40"><text:span text:style-name="T3">Data tables with sorting, filtering, and pagination for lists of orders, services, etc.</text:span></text:p>
        </text:list-item>
      </text:list>
      <text:p text:style-name="P94"><text:span text:style-name="T4">D. Authentication &amp; Authorization:</text:span></text:p>
      <text:list xml:id="list840769307" text:style-name="WWNum31">
        <text:list-item>
          <text:p text:style-name="P29"><text:span text:style-name="T3">Store JWT tokens (or session info) securely (e.g., HttpOnly cookies if backend sets them, or carefully in localStorage if using token-based auth with frontend storage, though cookies are generally preferred for web).</text:span></text:p>
        </text:list-item>
        <text:list-item>
          <text:p text:style-name="P29"><text:span text:style-name="T3">Protected Routes: Redirect unauthenticated users from protected pages.</text:span></text:p>
        </text:list-item>
        <text:list-item>
          <text:p text:style-name="P41"><text:span text:style-name="T3">Role-Based Access Control (RBAC): Ensure users can only access features and data relevant to their role. This is often enforced on the backend, but the frontend should reflect these permissions by hiding/disabling UI elements.</text:span></text:p>
        </text:list-item>
      </text:list>
      <text:p text:style-name="P98"><text:span text:style-name="T2">8. Development Process &amp; Best Practices</text:span></text:p>
      <text:list xml:id="list3482685060" text:style-name="WWNum32">
        <text:list-item>
          <text:p text:style-name="P31"><text:span text:style-name="T4">Version Control:</text:span><text:span text:style-name="T3"> Git (GitHub, GitLab, Bitbucket).</text:span></text:p>
        </text:list-item>
        <text:list-item>
          <text:p text:style-name="P31"><text:span text:style-name="T4">Linters &amp; Formatters:</text:span><text:span text:style-name="T3"> ESLint, Prettier.</text:span></text:p>
        </text:list-item>
        <text:list-item>
          <text:p text:style-name="P31"><text:span text:style-name="T4">Code Reviews:</text:span><text:span text:style-name="T3"> Essential for maintaining code quality.</text:span></text:p>
        </text:list-item>
        <text:list-item>
          <text:p text:style-name="P31"><text:span text:style-name="T4">Prototyping/Wireframing:</text:span><text:span text:style-name="T3"> Tools like Figma or Adobe XD can help visualize flows and UI before coding.</text:span></text:p>
        </text:list-item>
        <text:list-item>
          <text:p text:style-name="P42"><text:span text:style-name="T4">Iterative Development:</text:span><text:span text:style-name="T3"> Build and release features incrementally.</text:span></text:p>
        </text:list-item>
      </text:list>
      <text:p text:style-name="P98"><text:span text:style-name="T2">Conclusion</text:span></text:p>
      <text:p text:style-name="P1"><text:span text:style-name="T3">Designing the frontend for a marketplace like this is a complex but rewarding task. By focusing on clear user flows, a well-structured component architecture, appropriate state management, and a strong emphasis on UI/UX, you can create a platform that is both powerful and enjoyable to use for both clients and laboratories. Remember to start with the core features and iterate based on user feedbac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2" style:display-name="ListLabel 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3" style:display-name="ListLabel 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4" style:display-name="ListLabel 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5" style:display-name="ListLabel 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6" style:display-name="ListLabel 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7" style:display-name="ListLabel 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9" style:display-name="ListLabel 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1" style:display-name="ListLabel 1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2" style:display-name="ListLabel 1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3" style:display-name="ListLabel 1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4" style:display-name="ListLabel 1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5" style:display-name="ListLabel 1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6" style:display-name="ListLabel 1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8" style:display-name="ListLabel 1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0" style:display-name="ListLabel 1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1" style:display-name="ListLabel 1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2" style:display-name="ListLabel 1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3" style:display-name="ListLabel 1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4" style:display-name="ListLabel 1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5" style:display-name="ListLabel 1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6" style:display-name="ListLabel 1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7" style:display-name="ListLabel 1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8" style:display-name="ListLabel 1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9" style:display-name="ListLabel 1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0" style:display-name="ListLabel 1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1" style:display-name="ListLabel 1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2" style:display-name="ListLabel 1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3" style:display-name="ListLabel 1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4" style:display-name="ListLabel 1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6" style:display-name="ListLabel 1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8" style:display-name="ListLabel 1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9" style:display-name="ListLabel 1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0" style:display-name="ListLabel 1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1" style:display-name="ListLabel 1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2" style:display-name="ListLabel 1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3" style:display-name="ListLabel 1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5" style:display-name="ListLabel 1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7" style:display-name="ListLabel 1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8" style:display-name="ListLabel 1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9" style:display-name="ListLabel 1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0" style:display-name="ListLabel 1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1" style:display-name="ListLabel 1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2" style:display-name="ListLabel 1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4" style:display-name="ListLabel 1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6" style:display-name="ListLabel 1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7" style:display-name="ListLabel 1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8" style:display-name="ListLabel 1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9" style:display-name="ListLabel 1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0" style:display-name="ListLabel 1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1" style:display-name="ListLabel 1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3" style:display-name="ListLabel 1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5" style:display-name="ListLabel 1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6" style:display-name="ListLabel 1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7" style:display-name="ListLabel 1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8" style:display-name="ListLabel 1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9" style:display-name="ListLabel 1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0" style:display-name="ListLabel 1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2" style:display-name="ListLabel 1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4" style:display-name="ListLabel 1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5" style:display-name="ListLabel 1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6" style:display-name="ListLabel 1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7" style:display-name="ListLabel 1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8" style:display-name="ListLabel 1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9" style:display-name="ListLabel 1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0" style:display-name="ListLabel 1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1" style:display-name="ListLabel 1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2" style:display-name="ListLabel 1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3" style:display-name="ListLabel 1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4" style:display-name="ListLabel 1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5" style:display-name="ListLabel 1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6" style:display-name="ListLabel 1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7" style:display-name="ListLabel 1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8" style:display-name="ListLabel 1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0" style:display-name="ListLabel 1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2" style:display-name="ListLabel 1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3" style:display-name="ListLabel 1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4" style:display-name="ListLabel 1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5" style:display-name="ListLabel 1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6" style:display-name="ListLabel 1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7" style:display-name="ListLabel 1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8" style:display-name="ListLabel 1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9" style:display-name="ListLabel 1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0" style:display-name="ListLabel 1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1" style:display-name="ListLabel 1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2" style:display-name="ListLabel 1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3" style:display-name="ListLabel 1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4" style:display-name="ListLabel 1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5" style:display-name="ListLabel 1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6" style:display-name="ListLabel 1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7" style:display-name="ListLabel 1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8" style:display-name="ListLabel 1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9" style:display-name="ListLabel 1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0" style:display-name="ListLabel 2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1" style:display-name="ListLabel 2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2" style:display-name="ListLabel 2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3" style:display-name="ListLabel 2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4" style:display-name="ListLabel 2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5" style:display-name="ListLabel 2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6" style:display-name="ListLabel 2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7" style:display-name="ListLabel 2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8" style:display-name="ListLabel 2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9" style:display-name="ListLabel 2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0" style:display-name="ListLabel 2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1" style:display-name="ListLabel 2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2" style:display-name="ListLabel 2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3" style:display-name="ListLabel 2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4" style:display-name="ListLabel 2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5" style:display-name="ListLabel 2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6" style:display-name="ListLabel 2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7" style:display-name="ListLabel 2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8" style:display-name="ListLabel 2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9" style:display-name="ListLabel 2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0" style:display-name="ListLabel 2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1" style:display-name="ListLabel 2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2" style:display-name="ListLabel 2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3" style:display-name="ListLabel 2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4" style:display-name="ListLabel 2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5" style:display-name="ListLabel 2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6" style:display-name="ListLabel 2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7" style:display-name="ListLabel 2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8" style:display-name="ListLabel 2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9" style:display-name="ListLabel 2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0" style:display-name="ListLabel 2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1" style:display-name="ListLabel 2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2" style:display-name="ListLabel 2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3" style:display-name="ListLabel 2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4" style:display-name="ListLabel 2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5" style:display-name="ListLabel 2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6" style:display-name="ListLabel 2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7" style:display-name="ListLabel 2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8" style:display-name="ListLabel 2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9" style:display-name="ListLabel 2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0" style:display-name="ListLabel 2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1" style:display-name="ListLabel 2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2" style:display-name="ListLabel 2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3" style:display-name="ListLabel 2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4" style:display-name="ListLabel 2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5" style:display-name="ListLabel 2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6" style:display-name="ListLabel 2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7" style:display-name="ListLabel 2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8" style:display-name="ListLabel 2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9" style:display-name="ListLabel 2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0" style:display-name="ListLabel 2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1" style:display-name="ListLabel 2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2" style:display-name="ListLabel 2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3" style:display-name="ListLabel 2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4" style:display-name="ListLabel 2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5" style:display-name="ListLabel 2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6" style:display-name="ListLabel 2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7" style:display-name="ListLabel 2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8" style:display-name="ListLabel 2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9" style:display-name="ListLabel 2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0" style:display-name="ListLabel 2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1" style:display-name="ListLabel 2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2" style:display-name="ListLabel 2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3" style:display-name="ListLabel 2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4" style:display-name="ListLabel 2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5" style:display-name="ListLabel 2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6" style:display-name="ListLabel 2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7" style:display-name="ListLabel 2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8" style:display-name="ListLabel 2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9" style:display-name="ListLabel 2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0" style:display-name="ListLabel 2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1" style:display-name="ListLabel 2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2" style:display-name="ListLabel 2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3" style:display-name="ListLabel 2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4" style:display-name="ListLabel 2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5" style:display-name="ListLabel 2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6" style:display-name="ListLabel 2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7" style:display-name="ListLabel 2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8" style:display-name="ListLabel 2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9" style:display-name="ListLabel 2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0" style:display-name="ListLabel 2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1" style:display-name="ListLabel 2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2" style:display-name="ListLabel 2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3" style:display-name="ListLabel 2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4" style:display-name="ListLabel 2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5" style:display-name="ListLabel 2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6" style:display-name="ListLabel 2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7" style:display-name="ListLabel 2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8" style:display-name="ListLabel 2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9" style:display-name="ListLabel 2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0" style:display-name="ListLabel 2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1" style:display-name="ListLabel 2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2" style:display-name="ListLabel 2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3" style:display-name="ListLabel 2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4" style:display-name="ListLabel 2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5" style:display-name="ListLabel 2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6" style:display-name="ListLabel 2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7" style:display-name="ListLabel 2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8" style:display-name="ListLabel 2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9" style:display-name="ListLabel 2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0" style:display-name="ListLabel 3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1" style:display-name="ListLabel 3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2" style:display-name="ListLabel 3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3" style:display-name="ListLabel 3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4" style:display-name="ListLabel 3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5" style:display-name="ListLabel 3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6" style:display-name="ListLabel 3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7" style:display-name="ListLabel 3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8" style:display-name="ListLabel 3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9" style:display-name="ListLabel 3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0" style:display-name="ListLabel 3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1" style:display-name="ListLabel 3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2" style:display-name="ListLabel 3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3" style:display-name="ListLabel 3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4" style:display-name="ListLabel 3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5" style:display-name="ListLabel 3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6" style:display-name="ListLabel 3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7" style:display-name="ListLabel 3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8" style:display-name="ListLabel 3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9" style:display-name="ListLabel 3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0" style:display-name="ListLabel 3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1" style:display-name="ListLabel 3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2" style:display-name="ListLabel 3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3" style:display-name="ListLabel 3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4" style:display-name="ListLabel 3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5" style:display-name="ListLabel 3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6" style:display-name="ListLabel 3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7" style:display-name="ListLabel 3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8" style:display-name="ListLabel 3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9" style:display-name="ListLabel 3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0" style:display-name="ListLabel 3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1" style:display-name="ListLabel 3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2" style:display-name="ListLabel 3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3" style:display-name="ListLabel 3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4" style:display-name="ListLabel 3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5" style:display-name="ListLabel 3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6" style:display-name="ListLabel 3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7" style:display-name="ListLabel 3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8" style:display-name="ListLabel 3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9" style:display-name="ListLabel 3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0" style:display-name="ListLabel 3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1" style:display-name="ListLabel 3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2" style:display-name="ListLabel 3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3" style:display-name="ListLabel 3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4" style:display-name="ListLabel 3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5" style:display-name="ListLabel 3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6" style:display-name="ListLabel 3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7" style:display-name="ListLabel 3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8" style:display-name="ListLabel 3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9" style:display-name="ListLabel 3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0" style:display-name="ListLabel 3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1" style:display-name="ListLabel 3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2" style:display-name="ListLabel 3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3" style:display-name="ListLabel 3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4" style:display-name="ListLabel 3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5" style:display-name="ListLabel 3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6" style:display-name="ListLabel 3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7" style:display-name="ListLabel 3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8" style:display-name="ListLabel 3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9" style:display-name="ListLabel 3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0" style:display-name="ListLabel 3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1" style:display-name="ListLabel 3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2" style:display-name="ListLabel 3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3" style:display-name="ListLabel 3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4" style:display-name="ListLabel 3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5" style:display-name="ListLabel 3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6" style:display-name="ListLabel 3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7" style:display-name="ListLabel 3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8" style:display-name="ListLabel 3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9" style:display-name="ListLabel 3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0" style:display-name="ListLabel 3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1" style:display-name="ListLabel 3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2" style:display-name="ListLabel 3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3" style:display-name="ListLabel 3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4" style:display-name="ListLabel 3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5" style:display-name="ListLabel 3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6" style:display-name="ListLabel 3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7" style:display-name="ListLabel 3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8" style:display-name="ListLabel 3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9" style:display-name="ListLabel 3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0" style:display-name="ListLabel 3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1" style:display-name="ListLabel 3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2" style:display-name="ListLabel 3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3" style:display-name="ListLabel 3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4" style:display-name="ListLabel 3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5" style:display-name="ListLabel 3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6" style:display-name="ListLabel 3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7" style:display-name="ListLabel 3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8" style:display-name="ListLabel 3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9" style:display-name="ListLabel 3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0" style:display-name="ListLabel 3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1" style:display-name="ListLabel 3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2" style:display-name="ListLabel 3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3" style:display-name="ListLabel 3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4" style:display-name="ListLabel 3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5" style:display-name="ListLabel 3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6" style:display-name="ListLabel 3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7" style:display-name="ListLabel 3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8" style:display-name="ListLabel 3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9" style:display-name="ListLabel 3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0" style:display-name="ListLabel 4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1" style:display-name="ListLabel 4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2" style:display-name="ListLabel 4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3" style:display-name="ListLabel 4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4" style:display-name="ListLabel 4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5" style:display-name="ListLabel 4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8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8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8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9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9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9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9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0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0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0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0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1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1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2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2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3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3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4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5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5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6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6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7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8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8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8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8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9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9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0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0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0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0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1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1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1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1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2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2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2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3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3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4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4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4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4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5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5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5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6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6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6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7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7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7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7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8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8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8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8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9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9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9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9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0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0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0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0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1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1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1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2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2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2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3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3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3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3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4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4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4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5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5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5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6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6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6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6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371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37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7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7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7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7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7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7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380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38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8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8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8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8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8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8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389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39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9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9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9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9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9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9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398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39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0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0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0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0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0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181" meta:word-count="1850" meta:character-count="12908" meta:non-whitespace-character-count="11162"/>
    <meta:generator>LibreOfficeDev/6.0.5.2$Linux_X86_64 LibreOffice_project/</meta:generator>
  </office:meta>
</office:document-meta>
</file>